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3]-[.F13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160" calcext:value-type="float">
            <text:p>16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6.685884789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6.6880324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4:40:26.989441214</dc:date>
    <meta:print-date>2019-10-31T18:04:07.913029257</meta:print-date>
    <dc:language>pt-PT</dc:language>
    <meta:editing-cycles>549</meta:editing-cycles>
    <meta:editing-duration>P1DT8H20M58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